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9EFC5B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color="#729fcf" draw:fill-image-name="Empty" draw:textarea-horizontal-align="justify" draw:textarea-vertical-align="middle" draw:auto-grow-height="false" fo:min-height="1.02cm" fo:min-width="2.421cm" draw:shadow-offset-x="0.203cm" draw:shadow-offset-y="0.203cm"/>
    </style:style>
    <style:style style:name="gr2" style:family="graphic" style:parent-style-name="standard">
      <style:graphic-properties draw:fill="bitmap" draw:fill-color="#729fcf" draw:fill-image-name="Empty" draw:textarea-horizontal-align="justify" draw:textarea-vertical-align="middle" draw:auto-grow-height="false" fo:min-height="1.02cm" fo:min-width="2.421cm" draw:shadow-offset-x="0.203cm" draw:shadow-offset-y="0.203cm" style:protect="size"/>
    </style:style>
    <style:style style:name="gr3" style:family="graphic" style:parent-style-name="standard">
      <style:graphic-properties draw:fill="bitmap" draw:fill-color="#729fcf" draw:fill-image-name="Empty" draw:textarea-horizontal-align="justify" draw:textarea-vertical-align="middle" draw:auto-grow-height="false" fo:min-height="1.02cm" fo:min-width="2.421cm" draw:shadow-offset-x="0.203cm" draw:shadow-offset-y="0.203cm"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7.8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8.367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421cm" style:protect="siz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421cm" style:protect="size"/>
    </style:style>
    <style:style style:name="gr10" style:family="graphic" style:parent-style-name="standard">
      <style:graphic-properties draw:fill="bitmap" draw:fill-color="#729fcf" draw:fill-image-name="Empty" draw:textarea-horizontal-align="justify" draw:textarea-vertical-align="middle" draw:auto-grow-height="false" fo:min-height="1.02cm" fo:min-width="2.401cm" draw:shadow-offset-x="0.203cm" draw:shadow-offset-y="0.203cm" style:protect="size"/>
    </style:style>
    <style:style style:name="gr11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solid" draw:fill-color="#eeeeee" draw:opacity="50%" draw:textarea-horizontal-align="left" draw:auto-grow-height="true" draw:auto-grow-width="true" fo:min-height="0.471cm" fo:min-width="4.773cm" draw:shadow-opacity="50%"/>
    </style:style>
    <style:style style:name="gr14" style:family="graphic" style:parent-style-name="standard">
      <style:graphic-properties draw:stroke="none" svg:stroke-color="#000000" draw:fill="solid" draw:fill-color="#eeeeee" draw:opacity="50%" draw:textarea-horizontal-align="left" draw:auto-grow-height="true" draw:auto-grow-width="true" fo:min-height="0.471cm" fo:min-width="5.336cm" draw:shadow-opacity="50%"/>
    </style:style>
    <style:style style:name="gr15" style:family="graphic" style:parent-style-name="standard">
      <style:graphic-properties draw:stroke="none" svg:stroke-color="#000000" draw:fill="solid" draw:fill-color="#eeeeee" draw:opacity="50%" draw:textarea-horizontal-align="left" draw:auto-grow-height="true" draw:auto-grow-width="true" fo:min-height="0.471cm" fo:min-width="4.138cm" draw:shadow-opacity="50%"/>
    </style:style>
    <style:style style:name="gr16" style:family="graphic" style:parent-style-name="standard">
      <style:graphic-properties draw:stroke="none" svg:stroke-color="#000000" draw:fill="solid" draw:fill-color="#eeeeee" draw:opacity="50%" draw:textarea-horizontal-align="left" draw:auto-grow-height="true" draw:auto-grow-width="true" fo:min-height="0.471cm" fo:min-width="1.412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color="#729fcf" draw:fill-image-name="Empty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eeeeee" draw:opacity="50%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1.27cm" svg:x="1.728cm" svg:y="1.649cm">
          <text:p text:style-name="P1"><text:span text:style-name="T1">ClassWorlds</text:span></text:p>
          <text:p text:style-name="P1"><text:span text:style-name="T1">Bootstr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921cm" svg:height="1.27cm" svg:x="1.728cm" svg:y="3.949cm">
          <text:p text:style-name="P1"><text:span text:style-name="T1">Maven</text:span></text:p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" draw:id="id3">
          <draw:custom-shape draw:style-name="gr2" draw:text-style-name="P2" draw:layer="layout" svg:width="2.921cm" svg:height="1.27cm" svg:x="7.028cm" svg:y="6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921cm" svg:height="1.27cm" svg:x="6.828cm" svg:y="6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2.921cm" svg:height="1.27cm" svg:x="6.628cm" svg:y="6.249cm">
            <text:p text:style-name="P1"><text:span text:style-name="T1">Maven Core</text:span></text:p>
            <text:p text:style-name="P1"><text:span text:style-name="T1">Exten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2" xml:id="id15" draw:id="id15" draw:layer="layout" svg:width="2.921cm" svg:height="1.27cm" svg:x="1.728cm" svg:y="8.949cm">
          <text:p text:style-name="P1"><text:span text:style-name="T1">Maven</text:span></text:p>
          <text:p text:style-name="P1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.188cm" svg:y1="3.949cm" svg:x2="3.188cm" svg:y2="2.919cm" draw:start-shape="id1" draw:start-glue-point="0" draw:end-shape="id2" draw:end-glue-point="2" svg:d="M3188 3949v-1030" svg:viewBox="0 0 1 1031">
          <text:p/>
        </draw:connector>
        <draw:connector draw:style-name="gr5" draw:text-style-name="P3" draw:layer="layout" draw:type="line" svg:x1="8.288cm" svg:y1="6.249cm" svg:x2="3.188cm" svg:y2="5.219cm" draw:start-shape="id3" draw:start-glue-point="0" draw:end-shape="id1" draw:end-glue-point="2" svg:d="M8288 6249l-5100-1030" svg:viewBox="0 0 5101 1031">
          <text:p/>
        </draw:connector>
        <draw:frame draw:style-name="gr6" draw:text-style-name="P4" draw:layer="layout" svg:width="8.329cm" svg:height="0.721cm" svg:x="6.096cm" svg:y="1.924cm">
          <draw:text-box>
            <text:p><text:span text:style-name="T1">$M2_HOME/boot/plexus-classworlds-*.jar</text:span></text:p>
          </draw:text-box>
        </draw:frame>
        <draw:frame draw:style-name="gr7" draw:text-style-name="P4" draw:layer="layout" svg:width="8.867cm" svg:height="0.721cm" svg:x="6.097cm" svg:y="4.224cm">
          <draw:text-box>
            <text:p><text:span text:style-name="T1">$M2_HOME/lib/ext/*.jar, $M2_HOME/lib/*.jar</text:span></text:p>
          </draw:text-box>
        </draw:frame>
        <draw:custom-shape draw:style-name="gr3" draw:text-style-name="P2" xml:id="id5" draw:id="id5" draw:layer="layout" svg:width="2.921cm" svg:height="1.27cm" svg:x="3.808cm" svg:y="13.471cm">
          <text:p text:style-name="P1"><text:span text:style-name="T1">Maven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6" draw:id="id6">
          <draw:custom-shape draw:style-name="gr8" draw:text-style-name="P5" draw:layer="layout" svg:width="2.921cm" svg:height="1.27cm" svg:x="6.48cm" svg:y="15.9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2.921cm" svg:height="1.27cm" svg:x="6.28cm" svg:y="15.7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2.921cm" svg:height="1.27cm" svg:x="6.08cm" svg:y="15.535cm">
            <text:p text:style-name="P1"><text:span text:style-name="T1">Build </text:span></text:p>
            <text:p text:style-name="P1"><text:span text:style-name="T1">Exten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2" xml:id="id4" draw:id="id4" draw:layer="layout" svg:width="2.901cm" svg:height="1.27cm" svg:x="1.618cm" svg:y="15.735cm">
          <text:p text:style-name="P1"><text:span text:style-name="T1">Pro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7" draw:id="id7">
          <draw:custom-shape draw:style-name="gr2" draw:text-style-name="P2" draw:layer="layout" svg:width="2.921cm" svg:height="1.27cm" svg:x="1.808cm" svg:y="18.42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921cm" svg:height="1.27cm" svg:x="1.608cm" svg:y="18.2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921cm" svg:height="1.27cm" svg:x="1.408cm" svg:y="18.029cm">
            <text:p text:style-name="P1"><text:span text:style-name="T1">Plugin</text:span>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3" draw:layer="layout" draw:type="line" svg:x1="3.068cm" svg:y1="15.735cm" svg:x2="5.268cm" svg:y2="14.741cm" draw:start-shape="id4" draw:start-glue-point="0" draw:end-shape="id5" draw:end-glue-point="2" svg:d="M3068 15735l2200-994" svg:viewBox="0 0 2201 995">
          <text:p/>
        </draw:connector>
        <draw:connector draw:style-name="gr11" draw:text-style-name="P3" draw:layer="layout" draw:type="line" svg:x1="4.519cm" svg:y1="16.37cm" svg:x2="6.08cm" svg:y2="16.37cm" draw:start-shape="id4" draw:start-glue-point="1" draw:end-shape="id6" draw:end-glue-point="3" svg:d="M4519 16370h1561" svg:viewBox="0 0 1562 1">
          <text:p/>
        </draw:connector>
        <draw:connector draw:style-name="gr11" draw:text-style-name="P3" draw:layer="layout" draw:type="line" svg:x1="3.068cm" svg:y1="18.029cm" svg:x2="3.068cm" svg:y2="17.005cm" draw:start-shape="id7" draw:start-glue-point="0" draw:end-shape="id4" draw:end-glue-point="2" svg:d="M3068 18029v-1024" svg:viewBox="0 0 1 1025">
          <text:p/>
        </draw:connector>
        <draw:connector draw:style-name="gr11" draw:text-style-name="P3" draw:layer="layout" draw:type="line" svg:x1="7.74cm" svg:y1="15.535cm" svg:x2="5.268cm" svg:y2="14.741cm" draw:start-shape="id6" draw:start-glue-point="0" draw:end-shape="id5" draw:end-glue-point="2" svg:d="M7740 15535l-2472-794" svg:viewBox="0 0 2473 795">
          <text:p/>
        </draw:connector>
        <draw:line draw:style-name="gr12" draw:text-style-name="P3" draw:layer="layout" svg:x1="1cm" svg:y1="12.695cm" svg:x2="20.59cm" svg:y2="12.695cm">
          <text:p/>
        </draw:line>
        <draw:custom-shape draw:style-name="gr3" draw:text-style-name="P2" xml:id="id9" draw:id="id9" draw:layer="layout" svg:width="2.921cm" svg:height="1.27cm" svg:x="12.63cm" svg:y="13.457cm">
          <text:p text:style-name="P1"><text:span text:style-name="T1">Maven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draw:type="line" svg:x1="14.09cm" svg:y1="16.04cm" svg:x2="14.09cm" svg:y2="14.727cm" draw:start-shape="id8" draw:start-glue-point="0" draw:end-shape="id9" draw:end-glue-point="2" svg:d="M14090 16040v-1313" svg:viewBox="0 0 1 1314">
          <text:p/>
        </draw:connector>
        <draw:line draw:style-name="gr12" draw:text-style-name="P3" draw:layer="layout" svg:x1="11.444cm" svg:y1="13.076cm" svg:x2="11.444cm" svg:y2="21.585cm">
          <text:p/>
        </draw:line>
        <draw:g xml:id="id8" draw:id="id8">
          <draw:custom-shape draw:style-name="gr2" draw:text-style-name="P2" draw:layer="layout" svg:width="2.921cm" svg:height="1.27cm" svg:x="12.83cm" svg:y="16.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921cm" svg:height="1.27cm" svg:x="12.63cm" svg:y="16.2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921cm" svg:height="1.27cm" svg:x="12.43cm" svg:y="16.04cm">
            <text:p text:style-name="P1"><text:span text:style-name="T1">Plugin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xml:id="id11" draw:id="id11" draw:layer="layout" svg:width="2.921cm" svg:height="1.27cm" svg:x="16.367cm" svg:y="1.889cm">
          <text:p text:style-name="P1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2.921cm" svg:height="1.27cm" svg:x="16.367cm" svg:y="4.289cm">
          <text:p text:style-name="P1"><text:span text:style-name="T1">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7.827cm" svg:y1="4.289cm" svg:x2="17.827cm" svg:y2="3.159cm" draw:start-shape="id10" draw:start-glue-point="0" draw:end-shape="id11" draw:end-glue-point="2" svg:d="M17827 4289v-1130" svg:viewBox="0 0 1 1131">
          <text:p/>
        </draw:connector>
        <draw:custom-shape draw:style-name="gr1" draw:text-style-name="P2" xml:id="id13" draw:id="id13" draw:layer="layout" svg:width="2.921cm" svg:height="1.27cm" svg:x="16.367cm" svg:y="6.289cm">
          <text:p text:style-name="P1"><text:span text:style-name="T1">Expo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2.921cm" svg:height="1.27cm" svg:x="16.367cm" svg:y="8.689cm">
          <text:p text:style-name="P1"><text:span text:style-name="T1">Impo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draw:type="line" svg:x1="17.827cm" svg:y1="8.689cm" svg:x2="17.827cm" svg:y2="7.559cm" draw:start-shape="id12" draw:start-glue-point="0" draw:end-shape="id13" draw:end-glue-point="2" svg:d="M17827 8689v-1130" svg:viewBox="0 0 1 1131">
          <text:p/>
        </draw:connector>
        <draw:line draw:style-name="gr12" draw:text-style-name="P3" draw:layer="layout" svg:x1="15.224cm" svg:y1="1.127cm" svg:x2="15.224cm" svg:y2="12.049cm">
          <text:p/>
        </draw:line>
        <draw:frame draw:style-name="gr13" draw:text-style-name="P6" draw:layer="layout" svg:width="9.316cm" svg:height="0.721cm" svg:x="1.462cm" svg:y="11.568cm">
          <draw:text-box>
            <text:p><text:span text:style-name="T1">Maven Core and Core Extensions classloaders</text:span></text:p>
          </draw:text-box>
        </draw:frame>
        <draw:frame draw:style-name="gr14" draw:text-style-name="P6" draw:layer="layout" svg:width="5.836cm" svg:height="0.721cm" svg:x="1.463cm" svg:y="20.569cm">
          <draw:text-box>
            <text:p><text:span text:style-name="T1">Project with build extensions</text:span></text:p>
          </draw:text-box>
        </draw:frame>
        <draw:frame draw:style-name="gr15" draw:text-style-name="P6" draw:layer="layout" svg:width="4.638cm" svg:height="0.721cm" svg:x="12.063cm" svg:y="20.57cm">
          <draw:text-box>
            <text:p><text:span text:style-name="T1">Simple project plugins</text:span></text:p>
          </draw:text-box>
        </draw:frame>
        <draw:frame draw:style-name="gr16" draw:text-style-name="P6" draw:layer="layout" svg:width="1.912cm" svg:height="0.721cm" svg:x="16.305cm" svg:y="11.201cm">
          <draw:text-box>
            <text:p><text:span text:style-name="T1">Legend</text:span></text:p>
          </draw:text-box>
        </draw:frame>
        <draw:custom-shape draw:style-name="gr1" draw:text-style-name="P2" xml:id="id14" draw:id="id14" draw:layer="layout" svg:width="2.921cm" svg:height="1.27cm" svg:x="1.728cm" svg:y="6.449cm">
          <text:p text:style-name="P1"><text:span text:style-name="T1">Maven</text:span></text:p>
          <text:p text:style-name="P1"><text:span text:style-name="T1">Extens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.188cm" svg:y1="6.449cm" svg:x2="3.188cm" svg:y2="5.219cm" draw:start-shape="id14" draw:start-glue-point="0" draw:end-shape="id1" draw:end-glue-point="2" svg:d="M3188 6449v-1230" svg:viewBox="0 0 1 1231">
          <text:p/>
        </draw:connector>
        <draw:connector draw:style-name="gr11" draw:text-style-name="P3" draw:layer="layout" draw:type="line" svg:x1="4.649cm" svg:y1="7.084cm" svg:x2="6.628cm" svg:y2="7.084cm" draw:start-shape="id14" draw:start-glue-point="1" draw:end-shape="id3" draw:end-glue-point="3" svg:d="M4649 7084h1979" svg:viewBox="0 0 1980 1">
          <text:p/>
        </draw:connector>
        <draw:connector draw:style-name="gr11" draw:text-style-name="P3" draw:layer="layout" draw:type="line" svg:x1="3.188cm" svg:y1="8.949cm" svg:x2="3.188cm" svg:y2="7.719cm" draw:start-shape="id15" draw:start-glue-point="0" draw:end-shape="id14" draw:end-glue-point="2" svg:d="M3188 8949v-1230" svg:viewBox="0 0 1 12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2T07:05:09.496592000</meta:creation-date>
    <dc:date>2015-02-19T09:46:53.538145000</dc:date>
    <meta:editing-duration>P10DT2H4M49S</meta:editing-duration>
    <meta:editing-cycles>32</meta:editing-cycles>
    <meta:generator>LibreOffice/4.4.0.3$MacOSX_X86_64 LibreOffice_project/de093506bcdc5fafd9023ee680b8c60e3e0645d7</meta:generator>
    <meta:document-statistic meta:object-count="48"/>
  </office:meta>
</office:document-meta>
</file>